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51b" officeooo:paragraph-rsid="0008f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a my name is robin singh</text:p>
      <text:p text:style-name="P1">aand i am 18 years old nigg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1:22:59.205493438</meta:creation-date>
    <dc:date>2020-02-13T21:23:46.721030810</dc:date>
    <meta:editing-duration>PT51S</meta:editing-duration>
    <meta:editing-cycles>1</meta:editing-cycles>
    <meta:document-statistic meta:table-count="0" meta:image-count="0" meta:object-count="0" meta:page-count="1" meta:paragraph-count="2" meta:word-count="13" meta:character-count="55" meta:non-whitespace-character-count="44"/>
    <meta:generator>LibreOffice/6.0.7.3$Linux_X86_64 LibreOffice_project/00m0$Build-3</meta:generator>
  </office:meta>
</office:document-meta>
</file>